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mitedInputStream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mitedInputStream.LimitedInputStream( InputStream pIn , long pSize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edInput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mitedInputStream.checkLi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mited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